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
    <style:style style:name="P16" style:family="paragraph" style:parent-style-name="Text_20_body" style:list-style-name="">
      <style:text-properties style:text-underline-style="solid" style:text-underline-width="auto" style:text-underline-color="font-color"/>
    </style:style>
    <style:style style:name="P17" style:family="paragraph" style:parent-style-name="Text_20_body">
      <style:paragraph-properties fo:text-align="justify" style:justify-single-word="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list-style-name="">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3"/>
      <text:p text:style-name="P3"/>
      <text:p text:style-name="P3"/>
      <text:p text:style-name="P3"/>
      <text:p text:style-name="P3"/>
      <text:p text:style-name="P4"/>
      <text:h text:style-name="P24" text:outline-level="4">Bakalářská práce</text:h>
      <text:p text:style-name="P3"/>
      <text:h text:style-name="P18"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7">(Doplním později)</text:p>
      <text:h text:style-name="P20" text:outline-level="1">Úvod</text:h>
      <text:list xml:id="list1934899262"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p text:style-name="P29"/>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Text_20_body"><text:span text:style-name="T7">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span></text:p>
      <text:h text:style-name="P20"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si klade za cíl uchovávat dlouhodobě české webové stránky a umožnit jejich zpětné vyhledávání. [2]</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029338875"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soft-page-break/><text:tab/>zprávy, akademické práce</text:p>
        </text:list-item>
      </text:list>
      <text:h text:style-name="P23"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text:p>
      <text:p text:style-name="P8">Dále probíhal vývoj nových nástrojů:</text:p>
      <text:list xml:id="list1603946765" text:continue-numbering="true" text:style-name="List_20_1">
        <text:list-item>
          <text:p text:style-name="List_20_1">Dublin Core Metadata Generator</text:p>
        </text:list-item>
        <text:list-item>
          <text:p text:style-name="List_20_1">Generátor URN</text:p>
        </text:list-item>
        <text:list-item>
          <text:p text:style-name="List_20_1"><text:soft-page-break/>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Řešitelé se zabývali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8">Projekt byl i nadále řešen v rámci stejného projektu jako v roce 2004 a pokračoval v práci ve stejném okruhu témat jako v předešlém roce. Důraz byl kladen na analýzy přístupnosti dokumentů v archivu. Databáze WebArchivu byla převáděna do formátu <text:soft-page-break/>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303499027"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8">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8">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text:span><text:soft-page-break/><text:span text:style-name="T2">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text:soft-page-break/>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3"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4">Sklizeň</text:p>
          </table:table-cell>
          <table:table-cell table:style-name="Table1.A1" office:value-type="string">
            <text:p text:style-name="P14">Počet souborů</text:p>
          </table:table-cell>
          <table:table-cell table:style-name="Table1.A1" office:value-type="string">
            <text:p text:style-name="P14">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text:soft-page-break/>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2">Hlavní partneři projektu WebArchiv jsou[22]:</text:p>
      <text:list xml:id="list1196287948"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text:span><text:soft-page-break/><text:span text:style-name="T4">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3" text:outline-level="2">Dostupnost informací</text:h>
      <text:p text:style-name="Text_20_body">O projektu WebArchiv se lze dočíst na stránkách Národní digitální knihovny<text:note text:id="ftn15"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7"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Elektronický časopis dostupný na: http://www.ikaros.cz/</text:p></text:note-body></text:note></text:span><text:span text:style-name="T9">.</text:span></text:p>
      <text:p text:style-name="P8">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9" text:note-class="footnote"><text:note-citation>19</text:note-citation><text:note-body><text:p text:style-name="Footnote">Webové stránky Národní digitální knihovny dostupné na: http://www.ndk.cz/narodni-dk</text:p></text:note-body></text:note> nelze nalézt prakticky žádné informace.</text:p>
      <text:h text:style-name="P23" text:outline-level="2">Kritéria výběru webových zdrojů</text:h>
      <text:p text:style-name="P8">Při sklízení webových zdrojů se WebArchiv řídí předem stanovenými kriterii. Pravidelně se provádí několik druhů sklíz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řazeny v tematických okruzích, těch není prozatím mnoho, jsou jednoduše přehledné. Přehled oborů sklizených v rámci konspektu je dostupný na stránkách WebArchivu<text:note text:id="ftn20"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text:soft-page-break/>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1"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oft-page-break/><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oft-page-break/><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3" text:outline-level="2">Nástroje související s projektem WebArchiv</text:h>
      <text:h text:style-name="Heading_20_3" text:outline-level="3">APACHE TOMCAT</text:h>
      <text:p text:style-name="Text_20_body">Apache Tomcat<text:note text:id="ftn22"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8"><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3"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Generátor URN</text:h>
      <text:p text:style-name="Text_20_body">Nástroj dostupný na stránkách projektu WebArchivu<text:note text:id="ftn24"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5" text:note-class="footnote"><text:note-citation>25</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text:soft-page-break/>na ní nalezne. Vše ukládá do formátu arc (a nově i do formátu warc) a následně komprimuje nástrojem GZip<text:note text:id="ftn47" text:note-class="footnote"><text:note-citation>26</text:note-citation><text:note-body><text:p text:style-name="Footnote">Podrobné informace o komprimačnám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7</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9">NutchWAX je součást projektu<text:note text:id="ftn27" text:note-class="footnote"><text:note-citation>28</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WA ADMIN</text:h>
      <text:p text:style-name="P10"><text:span text:style-name="T13">V roce 2009 realizoval Adam Brokeš WA Admin v2 v rámci své bakalářské práce s názvem Systém pro správu procesu archivace webových informačních zdrojů</text:span><text:span text:style-name="T13"><text:note text:id="ftn28" text:note-class="footnote"><text:note-citation>29</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30</text:note-citation><text:note-body><text:p text:style-name="Footnote">Práce dostupná na: http://is.muni.cz/th/49968/fi_m</text:p></text:note-body></text:note></text:span></text:span><text:span text:style-name="T3">.</text:span><text:span text:style-name="T2"> Nástroj sloužil pro průběžnou </text:span><text:soft-page-break/><text:span text:style-name="T2">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jej používá v běžném provozu. Je volně dostupný<text:note text:id="ftn30" text:note-class="footnote"><text:note-citation>31</text:note-citation><text:note-body><text:p text:style-name="Footnote">Webové stránky projektu wayback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1" text:note-class="footnote"><text:note-citation>32</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Web Curator Tool</text:h>
      <text:p text:style-name="P10"><text:span text:style-name="T13">Nástroj vyvinutý</text:span><text:span text:style-name="T13"><text:note text:id="ftn32" text:note-class="footnote"><text:note-citation>33</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0" text:note-class="footnote"><text:note-citation>34</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35888565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96574853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3"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3" text:note-class="footnote"><text:note-citation>35</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902189642" text:continue-numbering="true" text:style-name="List_20_1">
        <text:list-item>
          <text:p text:style-name="List_20_1">Na rozdíl od formátu nedlib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34" text:note-class="footnote"><text:note-citation>36</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000151348"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soft-page-break/><text:tab/>se dozvíme na jaké pozici v archivu se který soubor nachází. Pak není <text:tab/>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5" text:note-class="footnote"><text:note-citation>37</text:note-citation><text:note-body><text:p text:style-name="Footnote">Práce dostupná na: http://is.muni.cz/th/173018/fi_m/</text:p></text:note-body></text:note>.</text:p>
      <text:h text:style-name="P23"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254049061"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soft-page-break/><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8</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9</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563327310"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 [43] <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8">Proto například informace získané z Britské knihovny jsou pro WebArchiv hodnotné, ale ve skutečnosti nejsou jejich nástroje okamžitě použitelné. Pokud by je chtěli pracovníci WebArchivu využít bylo by nutné je předělat pro jejich potřeby. Zkušenosti jiných řešitelů jsou však velmi cenné.</text:p>
      <text:h text:style-name="P23"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3" text:outline-level="2">Použité nástroje</text:h>
      <text:h text:style-name="P22"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40</text:note-citation><text:note-body><text:p text:style-name="Footnote">Webové stránky projektu JHOVE dostupné na: http://sourceforge.net/projects/jhove/</text:p></text:note-body></text:note>. V příloze F je dostupná ukázka výstupu programu JHOVE pro arc soubor.</text:p>
      <text:h text:style-name="P22"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41</text:note-citation><text:note-body><text:p text:style-name="Footnote">Přehled různých variant projektu JHOVE2 dostupný na: https://bitbucket.org/jhove2/main/descendants</text:p></text:note-body></text:note></text:span><text:span text:style-name="T2"><text:note text:id="ftn40" text:note-class="footnote"><text:note-citation>42</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41" text:note-class="footnote"><text:note-citation>43</text:note-citation><text:note-body><text:p text:style-name="Footnote">Webová stránka projektu JHOVE2 dostupná na: https://bitbucket.org/jhove2/</text:p></text:note-body></text:note> a dále speciální verzi<text:note text:id="ftn42" text:note-class="footnote"><text:note-citation>44</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text:soft-page-break/>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5</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6</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2086437920"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7</text:note-citation><text:note-body><text:p text:style-name="Footnote">http://code.hanzoarchives.com/warc-tools/wiki/Home</text:p></text:note-body></text:note>.</text:p>
      <text:list xml:id="list888131567" text:continue-numbering="true" text:style-name="List_20_1">
        <text:list-item>
          <text:p text:style-name="List_20_1"><text:soft-page-break/>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8</text:note-citation><text:note-body><text:p text:style-name="Footnote">https://bitbucket.org/kpk09/warc-tools/wiki/Home</text:p></text:note-body></text:note>.</text:p>
      <text:list xml:id="list869557915"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3" text:outline-level="2">Převod</text:h>
      <text:p text:style-name="P7">Každý warc a i arc jsem projel JHOVEM a mám tam výpisy</text:p>
      <text:h text:style-name="P16" text:outline-level="1"><text:span text:style-name="T1">POUŽITO </text:span>Mám ARC 1s </text:h>
      <text:h text:style-name="P16" text:outline-level="1"><text:span text:style-name="T1">POUŽITO </text:span>CDX index arcu 1s </text:h>
      <text:h text:style-name="P16" text:outline-level="1">Každým nástrojem jsem udělal warc a zkoušel warcdumpy.:</text:h>
      <text:h text:style-name="P16" text:outline-level="1"><text:tab/><text:tab/>Warctools 3s – neumi dump arcsouboru</text:h>
      <text:h text:style-name="P16" text:outline-level="1"><text:tab/><text:tab/>Hanzo 4s</text:h>
      <text:h text:style-name="P16" text:outline-level="1"><text:tab/><text:tab/>KPK09 4s</text:h>
      <text:h text:style-name="P20" text:outline-level="1">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7">(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01:39:26</dc:date>
    <dc:creator>Martin Prokop</dc:creator>
    <meta:editing-duration>P3DT14H30M41S</meta:editing-duration>
    <meta:editing-cycles>1869</meta:editing-cycles>
    <meta:document-statistic meta:table-count="1" meta:image-count="0" meta:object-count="0" meta:page-count="46" meta:paragraph-count="593" meta:word-count="8351" meta:character-count="62123" meta:non-whitespace-character-count="54282"/>
  </office:meta>
</office:document-meta>
</file>